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FC0000048E38BFB450D18E14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bin" svg:font-family="Cabin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bin" fo:font-size="44pt" officeooo:rsid="0011b375" officeooo:paragraph-rsid="0011b375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style:font-name="Cabin" fo:font-size="72pt" officeooo:rsid="0011b375" officeooo:paragraph-rsid="0011b375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style:font-name="Cabin" fo:font-size="26pt" officeooo:rsid="0011b375" officeooo:paragraph-rsid="0011b375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.965cm" svg:y="10.43cm" svg:width="17cm" svg:height="8.618cm" draw:z-index="0">
        <draw:image xlink:href="Pictures/10000000000008FC0000048E38BFB450D18E14CD.png" xlink:type="simple" xlink:show="embed" xlink:actuate="onLoad"/>
      </draw:frame>
      <text:p text:style-name="P1">WE ARE</text:p>
      <text:p text:style-name="P1"/>
      <text:p text:style-name="P2">WATCHING</text:p>
      <text:p text:style-name="P1"/>
      <text:p text:style-name="P1">OVER YOU</text:p>
      <text:p text:style-name="P3"/>
      <text:p text:style-name="P3"/>
      <text:p text:style-name="P3">TO ENSURE YOUR <text:span text:style-name="T1">SAFE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bin" svg:font-family="Cabin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0:15:03.556000000</meta:creation-date>
    <dc:date>2018-04-24T20:22:02.778000000</dc:date>
    <meta:editing-duration>PT6M59S</meta:editing-duration>
    <meta:editing-cycles>1</meta:editing-cycles>
    <meta:document-statistic meta:table-count="0" meta:image-count="1" meta:object-count="0" meta:page-count="1" meta:paragraph-count="4" meta:word-count="9" meta:character-count="43" meta:non-whitespace-character-count="38"/>
    <meta:generator>LibreOffice/5.2.5.1$Windows_x86 LibreOffice_project/0312e1a284a7d50ca85a365c316c7abbf20a4d22</meta:generator>
  </office:meta>
</office:document-meta>
</file>